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8.27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888cm"/>
    </style:style>
    <style:style style:name="co7" style:family="table-column">
      <style:table-column-properties fo:break-before="auto" style:column-width="8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3"/>
          <table:table-cell office:value-type="string" table:number-columns-spanned="3" table:number-rows-spanned="1">
            <text:p>OFFSET</text:p>
          </table:table-cell>
          <table:covered-table-cell table:number-columns-repeated="2"/>
          <table:table-cell table:style-name="ce3" office:value-type="string" table:number-columns-spanned="3" table:number-rows-spanned="1">
            <text:p>RAFT</text:p>
          </table:table-cell>
          <table:covered-table-cell table:number-columns-repeated="2"/>
          <table:table-cell table:style-name="ce3" office:value-type="string" table:number-columns-spanned="3" table:number-rows-spanned="1">
            <text:p>REZULTAT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-0.82">
            <text:p>-0.82</text:p>
          </table:table-cell>
          <table:table-cell office:value-type="float" office:value="-0.188">
            <text:p>-0.188</text:p>
          </table:table-cell>
          <table:table-cell office:value-type="float" office:value="-0.298">
            <text:p>-0.2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2]+[.E2]" office:value-type="float" office:value="-0.873">
            <text:p>-0.873</text:p>
          </table:table-cell>
          <table:table-cell table:style-name="ce3" table:formula="of:=[.C2]+[.F2]" office:value-type="float" office:value="2.095">
            <text:p>2.095</text:p>
          </table:table-cell>
          <table:table-cell table:style-name="ce3" table:formula="of:=[.D2]+[.G2]" office:value-type="float" office:value="-2.509">
            <text:p>-2.509</text:p>
          </table:table-cell>
          <table:table-cell table:formula="of:=&quot;location [&quot;&amp;[.A2]&amp;&quot;,0] = &quot;&amp;[.H2]&amp;&quot;f;&quot;" office:value-type="string" office:string-value="location [0,0] = -0.873f;">
            <text:p>location [0,0] = -0.873f;</text:p>
          </table:table-cell>
          <table:table-cell table:formula="of:=&quot;location [&quot;&amp;[.A2]&amp;&quot;,1] = &quot;&amp;[.I2]&amp;&quot;f;&quot;" office:value-type="string" office:string-value="location [0,1] = 2.095f;">
            <text:p>location [0,1] = 2.095f;</text:p>
          </table:table-cell>
          <table:table-cell table:formula="of:=&quot;location [&quot;&amp;[.A2]&amp;&quot;,2] = &quot;&amp;[.J2]&amp;&quot;f;&quot;" office:value-type="string" office:string-value="location [0,2] = -2.509f;">
            <text:p>location [0,2] = -2.509f;</text:p>
          </table:table-cell>
          <table:table-cell/>
          <table:table-cell table:formula="of:=&quot;location[&quot;&amp;[.A2]&amp;&quot;] = new Vector3(&quot;&amp;[.H2]&amp;&quot;f , &quot;&amp;[.I2]&amp;&quot;f ,&quot;&amp;[.J2]&amp;&quot;f );&quot;" office:value-type="string" office:string-value="location[0] = new Vector3(-0.873f , 2.095f ,-2.509f );">
            <text:p>location[0] = new Vector3(-0.873f , 2.095f ,-2.509f );</text:p>
          </table:table-cell>
          <table:table-cell table:number-columns-repeated="3"/>
          <table:table-cell office:value-type="float" office:value="1.945">
            <text:p>1.945</text:p>
          </table:table-cell>
          <table:table-cell/>
          <table:table-cell office:value-type="float" office:value="0.0001480603">
            <text:p>0.0001480603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-0.82">
            <text:p>-0.82</text:p>
          </table:table-cell>
          <table:table-cell office:value-type="float" office:value="-0.188">
            <text:p>-0.188</text:p>
          </table:table-cell>
          <table:table-cell table:formula="of:=[.D2]-0.3" office:value-type="float" office:value="-0.598">
            <text:p>-0.5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3]+[.E3]" office:value-type="float" office:value="-0.873">
            <text:p>-0.873</text:p>
          </table:table-cell>
          <table:table-cell table:style-name="ce3" table:formula="of:=[.C3]+[.F3]" office:value-type="float" office:value="2.095">
            <text:p>2.095</text:p>
          </table:table-cell>
          <table:table-cell table:style-name="ce3" table:formula="of:=[.D3]+[.G3]" office:value-type="float" office:value="-2.809">
            <text:p>-2.809</text:p>
          </table:table-cell>
          <table:table-cell table:formula="of:=&quot;location [&quot;&amp;[.A3]&amp;&quot;,0] = &quot;&amp;[.H3]&amp;&quot;f;&quot;" office:value-type="string" office:string-value="location [1,0] = -0.873f;">
            <text:p>location [1,0] = -0.873f;</text:p>
          </table:table-cell>
          <table:table-cell table:formula="of:=&quot;location [&quot;&amp;[.A3]&amp;&quot;,1] = &quot;&amp;[.I3]&amp;&quot;f;&quot;" office:value-type="string" office:string-value="location [1,1] = 2.095f;">
            <text:p>location [1,1] = 2.095f;</text:p>
          </table:table-cell>
          <table:table-cell table:formula="of:=&quot;location [&quot;&amp;[.A3]&amp;&quot;,2] = &quot;&amp;[.J3]&amp;&quot;f;&quot;" office:value-type="string" office:string-value="location [1,2] = -2.809f;">
            <text:p>location [1,2] = -2.809f;</text:p>
          </table:table-cell>
          <table:table-cell/>
          <table:table-cell table:formula="of:=&quot;location[&quot;&amp;[.A3]&amp;&quot;] = new Vector3(&quot;&amp;[.H3]&amp;&quot;f , &quot;&amp;[.I3]&amp;&quot;f ,&quot;&amp;[.J3]&amp;&quot;f );&quot;" office:value-type="string" office:string-value="location[1] = new Vector3(-0.873f , 2.095f ,-2.809f );">
            <text:p>location[1] = new Vector3(-0.873f , 2.095f ,-2.809f );</text:p>
          </table:table-cell>
          <table:table-cell table:number-columns-repeated="6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-0.82">
            <text:p>-0.82</text:p>
          </table:table-cell>
          <table:table-cell office:value-type="float" office:value="-0.188">
            <text:p>-0.188</text:p>
          </table:table-cell>
          <table:table-cell table:formula="of:=[.D3]-0.3" office:value-type="float" office:value="-0.898">
            <text:p>-0.8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4]+[.E4]" office:value-type="float" office:value="-0.873">
            <text:p>-0.873</text:p>
          </table:table-cell>
          <table:table-cell table:style-name="ce3" table:formula="of:=[.C4]+[.F4]" office:value-type="float" office:value="2.095">
            <text:p>2.095</text:p>
          </table:table-cell>
          <table:table-cell table:style-name="ce3" table:formula="of:=[.D4]+[.G4]" office:value-type="float" office:value="-3.109">
            <text:p>-3.109</text:p>
          </table:table-cell>
          <table:table-cell table:formula="of:=&quot;location [&quot;&amp;[.A4]&amp;&quot;,0] = &quot;&amp;[.H4]&amp;&quot;f;&quot;" office:value-type="string" office:string-value="location [2,0] = -0.873f;">
            <text:p>location [2,0] = -0.873f;</text:p>
          </table:table-cell>
          <table:table-cell table:formula="of:=&quot;location [&quot;&amp;[.A4]&amp;&quot;,1] = &quot;&amp;[.I4]&amp;&quot;f;&quot;" office:value-type="string" office:string-value="location [2,1] = 2.095f;">
            <text:p>location [2,1] = 2.095f;</text:p>
          </table:table-cell>
          <table:table-cell table:formula="of:=&quot;location [&quot;&amp;[.A4]&amp;&quot;,2] = &quot;&amp;[.J4]&amp;&quot;f;&quot;" office:value-type="string" office:string-value="location [2,2] = -3.109f;">
            <text:p>location [2,2] = -3.109f;</text:p>
          </table:table-cell>
          <table:table-cell/>
          <table:table-cell table:formula="of:=&quot;location[&quot;&amp;[.A4]&amp;&quot;] = new Vector3(&quot;&amp;[.H4]&amp;&quot;f , &quot;&amp;[.I4]&amp;&quot;f ,&quot;&amp;[.J4]&amp;&quot;f );&quot;" office:value-type="string" office:string-value="location[2] = new Vector3(-0.873f , 2.095f ,-3.109f );">
            <text:p>location[2] = new Vector3(-0.873f , 2.095f ,-3.109f );</text:p>
          </table:table-cell>
          <table:table-cell table:number-columns-repeated="6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-0.82">
            <text:p>-0.82</text:p>
          </table:table-cell>
          <table:table-cell office:value-type="float" office:value="-0.188">
            <text:p>-0.188</text:p>
          </table:table-cell>
          <table:table-cell table:formula="of:=[.D4]-0.3" office:value-type="float" office:value="-1.198">
            <text:p>-1.1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5]+[.E5]" office:value-type="float" office:value="-0.873">
            <text:p>-0.873</text:p>
          </table:table-cell>
          <table:table-cell table:style-name="ce3" table:formula="of:=[.C5]+[.F5]" office:value-type="float" office:value="2.095">
            <text:p>2.095</text:p>
          </table:table-cell>
          <table:table-cell table:style-name="ce3" table:formula="of:=[.D5]+[.G5]" office:value-type="float" office:value="-3.409">
            <text:p>-3.409</text:p>
          </table:table-cell>
          <table:table-cell table:formula="of:=&quot;location [&quot;&amp;[.A5]&amp;&quot;,0] = &quot;&amp;[.H5]&amp;&quot;f;&quot;" office:value-type="string" office:string-value="location [3,0] = -0.873f;">
            <text:p>location [3,0] = -0.873f;</text:p>
          </table:table-cell>
          <table:table-cell table:formula="of:=&quot;location [&quot;&amp;[.A5]&amp;&quot;,1] = &quot;&amp;[.I5]&amp;&quot;f;&quot;" office:value-type="string" office:string-value="location [3,1] = 2.095f;">
            <text:p>location [3,1] = 2.095f;</text:p>
          </table:table-cell>
          <table:table-cell table:formula="of:=&quot;location [&quot;&amp;[.A5]&amp;&quot;,2] = &quot;&amp;[.J5]&amp;&quot;f;&quot;" office:value-type="string" office:string-value="location [3,2] = -3.409f;">
            <text:p>location [3,2] = -3.409f;</text:p>
          </table:table-cell>
          <table:table-cell/>
          <table:table-cell table:formula="of:=&quot;location[&quot;&amp;[.A5]&amp;&quot;] = new Vector3(&quot;&amp;[.H5]&amp;&quot;f , &quot;&amp;[.I5]&amp;&quot;f ,&quot;&amp;[.J5]&amp;&quot;f );&quot;" office:value-type="string" office:string-value="location[3] = new Vector3(-0.873f , 2.095f ,-3.409f );">
            <text:p>location[3] = new Vector3(-0.873f , 2.095f ,-3.409f );</text:p>
          </table:table-cell>
          <table:table-cell table:number-columns-repeated="6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-0.82">
            <text:p>-0.82</text:p>
          </table:table-cell>
          <table:table-cell table:formula="of:=[.C2]-0.45" office:value-type="float" office:value="-0.638">
            <text:p>-0.638</text:p>
          </table:table-cell>
          <table:table-cell office:value-type="float" office:value="-0.298">
            <text:p>-0.2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6]+[.E6]" office:value-type="float" office:value="-0.873">
            <text:p>-0.873</text:p>
          </table:table-cell>
          <table:table-cell table:style-name="ce3" table:formula="of:=[.C6]+[.F6]" office:value-type="float" office:value="1.645">
            <text:p>1.645</text:p>
          </table:table-cell>
          <table:table-cell table:style-name="ce3" table:formula="of:=[.D6]+[.G6]" office:value-type="float" office:value="-2.509">
            <text:p>-2.509</text:p>
          </table:table-cell>
          <table:table-cell table:formula="of:=&quot;location [&quot;&amp;[.A6]&amp;&quot;,0] = &quot;&amp;[.H6]&amp;&quot;f;&quot;" office:value-type="string" office:string-value="location [4,0] = -0.873f;">
            <text:p>location [4,0] = -0.873f;</text:p>
          </table:table-cell>
          <table:table-cell table:formula="of:=&quot;location [&quot;&amp;[.A6]&amp;&quot;,1] = &quot;&amp;[.I6]&amp;&quot;f;&quot;" office:value-type="string" office:string-value="location [4,1] = 1.645f;">
            <text:p>location [4,1] = 1.645f;</text:p>
          </table:table-cell>
          <table:table-cell table:formula="of:=&quot;location [&quot;&amp;[.A6]&amp;&quot;,2] = &quot;&amp;[.J6]&amp;&quot;f;&quot;" office:value-type="string" office:string-value="location [4,2] = -2.509f;">
            <text:p>location [4,2] = -2.509f;</text:p>
          </table:table-cell>
          <table:table-cell/>
          <table:table-cell table:formula="of:=&quot;location[&quot;&amp;[.A6]&amp;&quot;] = new Vector3(&quot;&amp;[.H6]&amp;&quot;f , &quot;&amp;[.I6]&amp;&quot;f ,&quot;&amp;[.J6]&amp;&quot;f );&quot;" office:value-type="string" office:string-value="location[4] = new Vector3(-0.873f , 1.645f ,-2.509f );">
            <text:p>location[4] = new Vector3(-0.873f , 1.645f ,-2.509f );</text:p>
          </table:table-cell>
          <table:table-cell table:number-columns-repeated="6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-0.82">
            <text:p>-0.82</text:p>
          </table:table-cell>
          <table:table-cell table:formula="of:=[.C3]-0.45" office:value-type="float" office:value="-0.638">
            <text:p>-0.638</text:p>
          </table:table-cell>
          <table:table-cell table:formula="of:=[.D6]-0.3" office:value-type="float" office:value="-0.598">
            <text:p>-0.5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7]+[.E7]" office:value-type="float" office:value="-0.873">
            <text:p>-0.873</text:p>
          </table:table-cell>
          <table:table-cell table:style-name="ce3" table:formula="of:=[.C7]+[.F7]" office:value-type="float" office:value="1.645">
            <text:p>1.645</text:p>
          </table:table-cell>
          <table:table-cell table:style-name="ce3" table:formula="of:=[.D7]+[.G7]" office:value-type="float" office:value="-2.809">
            <text:p>-2.809</text:p>
          </table:table-cell>
          <table:table-cell table:formula="of:=&quot;location [&quot;&amp;[.A7]&amp;&quot;,0] = &quot;&amp;[.H7]&amp;&quot;f;&quot;" office:value-type="string" office:string-value="location [5,0] = -0.873f;">
            <text:p>location [5,0] = -0.873f;</text:p>
          </table:table-cell>
          <table:table-cell table:formula="of:=&quot;location [&quot;&amp;[.A7]&amp;&quot;,1] = &quot;&amp;[.I7]&amp;&quot;f;&quot;" office:value-type="string" office:string-value="location [5,1] = 1.645f;">
            <text:p>location [5,1] = 1.645f;</text:p>
          </table:table-cell>
          <table:table-cell table:formula="of:=&quot;location [&quot;&amp;[.A7]&amp;&quot;,2] = &quot;&amp;[.J7]&amp;&quot;f;&quot;" office:value-type="string" office:string-value="location [5,2] = -2.809f;">
            <text:p>location [5,2] = -2.809f;</text:p>
          </table:table-cell>
          <table:table-cell/>
          <table:table-cell table:formula="of:=&quot;location[&quot;&amp;[.A7]&amp;&quot;] = new Vector3(&quot;&amp;[.H7]&amp;&quot;f , &quot;&amp;[.I7]&amp;&quot;f ,&quot;&amp;[.J7]&amp;&quot;f );&quot;" office:value-type="string" office:string-value="location[5] = new Vector3(-0.873f , 1.645f ,-2.809f );">
            <text:p>location[5] = new Vector3(-0.873f , 1.645f ,-2.809f );</text:p>
          </table:table-cell>
          <table:table-cell table:number-columns-repeated="6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-0.82">
            <text:p>-0.82</text:p>
          </table:table-cell>
          <table:table-cell table:formula="of:=[.C4]-0.45" office:value-type="float" office:value="-0.638">
            <text:p>-0.638</text:p>
          </table:table-cell>
          <table:table-cell table:formula="of:=[.D7]-0.3" office:value-type="float" office:value="-0.898">
            <text:p>-0.8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8]+[.E8]" office:value-type="float" office:value="-0.873">
            <text:p>-0.873</text:p>
          </table:table-cell>
          <table:table-cell table:style-name="ce3" table:formula="of:=[.C8]+[.F8]" office:value-type="float" office:value="1.645">
            <text:p>1.645</text:p>
          </table:table-cell>
          <table:table-cell table:style-name="ce3" table:formula="of:=[.D8]+[.G8]" office:value-type="float" office:value="-3.109">
            <text:p>-3.109</text:p>
          </table:table-cell>
          <table:table-cell table:formula="of:=&quot;location [&quot;&amp;[.A8]&amp;&quot;,0] = &quot;&amp;[.H8]&amp;&quot;f;&quot;" office:value-type="string" office:string-value="location [6,0] = -0.873f;">
            <text:p>location [6,0] = -0.873f;</text:p>
          </table:table-cell>
          <table:table-cell table:formula="of:=&quot;location [&quot;&amp;[.A8]&amp;&quot;,1] = &quot;&amp;[.I8]&amp;&quot;f;&quot;" office:value-type="string" office:string-value="location [6,1] = 1.645f;">
            <text:p>location [6,1] = 1.645f;</text:p>
          </table:table-cell>
          <table:table-cell table:formula="of:=&quot;location [&quot;&amp;[.A8]&amp;&quot;,2] = &quot;&amp;[.J8]&amp;&quot;f;&quot;" office:value-type="string" office:string-value="location [6,2] = -3.109f;">
            <text:p>location [6,2] = -3.109f;</text:p>
          </table:table-cell>
          <table:table-cell/>
          <table:table-cell table:formula="of:=&quot;location[&quot;&amp;[.A8]&amp;&quot;] = new Vector3(&quot;&amp;[.H8]&amp;&quot;f , &quot;&amp;[.I8]&amp;&quot;f ,&quot;&amp;[.J8]&amp;&quot;f );&quot;" office:value-type="string" office:string-value="location[6] = new Vector3(-0.873f , 1.645f ,-3.109f );">
            <text:p>location[6] = new Vector3(-0.873f , 1.645f ,-3.109f );</text:p>
          </table:table-cell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-0.82">
            <text:p>-0.82</text:p>
          </table:table-cell>
          <table:table-cell table:formula="of:=[.C5]-0.45" office:value-type="float" office:value="-0.638">
            <text:p>-0.638</text:p>
          </table:table-cell>
          <table:table-cell table:formula="of:=[.D8]-0.3" office:value-type="float" office:value="-1.198">
            <text:p>-1.1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9]+[.E9]" office:value-type="float" office:value="-0.873">
            <text:p>-0.873</text:p>
          </table:table-cell>
          <table:table-cell table:style-name="ce3" table:formula="of:=[.C9]+[.F9]" office:value-type="float" office:value="1.645">
            <text:p>1.645</text:p>
          </table:table-cell>
          <table:table-cell table:style-name="ce3" table:formula="of:=[.D9]+[.G9]" office:value-type="float" office:value="-3.409">
            <text:p>-3.409</text:p>
          </table:table-cell>
          <table:table-cell table:formula="of:=&quot;location [&quot;&amp;[.A9]&amp;&quot;,0] = &quot;&amp;[.H9]&amp;&quot;f;&quot;" office:value-type="string" office:string-value="location [7,0] = -0.873f;">
            <text:p>location [7,0] = -0.873f;</text:p>
          </table:table-cell>
          <table:table-cell table:formula="of:=&quot;location [&quot;&amp;[.A9]&amp;&quot;,1] = &quot;&amp;[.I9]&amp;&quot;f;&quot;" office:value-type="string" office:string-value="location [7,1] = 1.645f;">
            <text:p>location [7,1] = 1.645f;</text:p>
          </table:table-cell>
          <table:table-cell table:formula="of:=&quot;location [&quot;&amp;[.A9]&amp;&quot;,2] = &quot;&amp;[.J9]&amp;&quot;f;&quot;" office:value-type="string" office:string-value="location [7,2] = -3.409f;">
            <text:p>location [7,2] = -3.409f;</text:p>
          </table:table-cell>
          <table:table-cell/>
          <table:table-cell table:formula="of:=&quot;location[&quot;&amp;[.A9]&amp;&quot;] = new Vector3(&quot;&amp;[.H9]&amp;&quot;f , &quot;&amp;[.I9]&amp;&quot;f ,&quot;&amp;[.J9]&amp;&quot;f );&quot;" office:value-type="string" office:string-value="location[7] = new Vector3(-0.873f , 1.645f ,-3.409f );">
            <text:p>location[7] = new Vector3(-0.873f , 1.645f ,-3.409f );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-0.82">
            <text:p>-0.82</text:p>
          </table:table-cell>
          <table:table-cell table:formula="of:=[.C6]-0.45" office:value-type="float" office:value="-1.088">
            <text:p>-1.088</text:p>
          </table:table-cell>
          <table:table-cell office:value-type="float" office:value="-0.298">
            <text:p>-0.2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10]+[.E10]" office:value-type="float" office:value="-0.873">
            <text:p>-0.873</text:p>
          </table:table-cell>
          <table:table-cell table:style-name="ce3" table:formula="of:=[.C10]+[.F10]" office:value-type="float" office:value="1.195">
            <text:p>1.195</text:p>
          </table:table-cell>
          <table:table-cell table:style-name="ce3" table:formula="of:=[.D10]+[.G10]" office:value-type="float" office:value="-2.509">
            <text:p>-2.509</text:p>
          </table:table-cell>
          <table:table-cell table:formula="of:=&quot;location [&quot;&amp;[.A10]&amp;&quot;,0] = &quot;&amp;[.H10]&amp;&quot;f;&quot;" office:value-type="string" office:string-value="location [8,0] = -0.873f;">
            <text:p>location [8,0] = -0.873f;</text:p>
          </table:table-cell>
          <table:table-cell table:formula="of:=&quot;location [&quot;&amp;[.A10]&amp;&quot;,1] = &quot;&amp;[.I10]&amp;&quot;f;&quot;" office:value-type="string" office:string-value="location [8,1] = 1.195f;">
            <text:p>location [8,1] = 1.195f;</text:p>
          </table:table-cell>
          <table:table-cell table:formula="of:=&quot;location [&quot;&amp;[.A10]&amp;&quot;,2] = &quot;&amp;[.J10]&amp;&quot;f;&quot;" office:value-type="string" office:string-value="location [8,2] = -2.509f;">
            <text:p>location [8,2] = -2.509f;</text:p>
          </table:table-cell>
          <table:table-cell/>
          <table:table-cell table:formula="of:=&quot;location[&quot;&amp;[.A10]&amp;&quot;] = new Vector3(&quot;&amp;[.H10]&amp;&quot;f , &quot;&amp;[.I10]&amp;&quot;f ,&quot;&amp;[.J10]&amp;&quot;f );&quot;" office:value-type="string" office:string-value="location[8] = new Vector3(-0.873f , 1.195f ,-2.509f );">
            <text:p>location[8] = new Vector3(-0.873f , 1.195f ,-2.509f );</text:p>
          </table:table-cell>
          <table:table-cell table:number-columns-repeated="6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-0.82">
            <text:p>-0.82</text:p>
          </table:table-cell>
          <table:table-cell table:formula="of:=[.C7]-0.45" office:value-type="float" office:value="-1.088">
            <text:p>-1.088</text:p>
          </table:table-cell>
          <table:table-cell table:formula="of:=[.D10]-0.3" office:value-type="float" office:value="-0.598">
            <text:p>-0.5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11]+[.E11]" office:value-type="float" office:value="-0.873">
            <text:p>-0.873</text:p>
          </table:table-cell>
          <table:table-cell table:style-name="ce3" table:formula="of:=[.C11]+[.F11]" office:value-type="float" office:value="1.195">
            <text:p>1.195</text:p>
          </table:table-cell>
          <table:table-cell table:style-name="ce3" table:formula="of:=[.D11]+[.G11]" office:value-type="float" office:value="-2.809">
            <text:p>-2.809</text:p>
          </table:table-cell>
          <table:table-cell table:formula="of:=&quot;location [&quot;&amp;[.A11]&amp;&quot;,0] = &quot;&amp;[.H11]&amp;&quot;f;&quot;" office:value-type="string" office:string-value="location [9,0] = -0.873f;">
            <text:p>location [9,0] = -0.873f;</text:p>
          </table:table-cell>
          <table:table-cell table:formula="of:=&quot;location [&quot;&amp;[.A11]&amp;&quot;,1] = &quot;&amp;[.I11]&amp;&quot;f;&quot;" office:value-type="string" office:string-value="location [9,1] = 1.195f;">
            <text:p>location [9,1] = 1.195f;</text:p>
          </table:table-cell>
          <table:table-cell table:formula="of:=&quot;location [&quot;&amp;[.A11]&amp;&quot;,2] = &quot;&amp;[.J11]&amp;&quot;f;&quot;" office:value-type="string" office:string-value="location [9,2] = -2.809f;">
            <text:p>location [9,2] = -2.809f;</text:p>
          </table:table-cell>
          <table:table-cell/>
          <table:table-cell table:formula="of:=&quot;location[&quot;&amp;[.A11]&amp;&quot;] = new Vector3(&quot;&amp;[.H11]&amp;&quot;f , &quot;&amp;[.I11]&amp;&quot;f ,&quot;&amp;[.J11]&amp;&quot;f );&quot;" office:value-type="string" office:string-value="location[9] = new Vector3(-0.873f , 1.195f ,-2.809f );">
            <text:p>location[9] = new Vector3(-0.873f , 1.195f ,-2.809f );</text:p>
          </table:table-cell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-0.82">
            <text:p>-0.82</text:p>
          </table:table-cell>
          <table:table-cell table:formula="of:=[.C8]-0.45" office:value-type="float" office:value="-1.088">
            <text:p>-1.088</text:p>
          </table:table-cell>
          <table:table-cell table:formula="of:=[.D11]-0.3" office:value-type="float" office:value="-0.898">
            <text:p>-0.8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12]+[.E12]" office:value-type="float" office:value="-0.873">
            <text:p>-0.873</text:p>
          </table:table-cell>
          <table:table-cell table:style-name="ce3" table:formula="of:=[.C12]+[.F12]" office:value-type="float" office:value="1.195">
            <text:p>1.195</text:p>
          </table:table-cell>
          <table:table-cell table:style-name="ce3" table:formula="of:=[.D12]+[.G12]" office:value-type="float" office:value="-3.109">
            <text:p>-3.109</text:p>
          </table:table-cell>
          <table:table-cell table:formula="of:=&quot;location [&quot;&amp;[.A12]&amp;&quot;,0] = &quot;&amp;[.H12]&amp;&quot;f;&quot;" office:value-type="string" office:string-value="location [10,0] = -0.873f;">
            <text:p>location [10,0] = -0.873f;</text:p>
          </table:table-cell>
          <table:table-cell table:formula="of:=&quot;location [&quot;&amp;[.A12]&amp;&quot;,1] = &quot;&amp;[.I12]&amp;&quot;f;&quot;" office:value-type="string" office:string-value="location [10,1] = 1.195f;">
            <text:p>location [10,1] = 1.195f;</text:p>
          </table:table-cell>
          <table:table-cell table:formula="of:=&quot;location [&quot;&amp;[.A12]&amp;&quot;,2] = &quot;&amp;[.J12]&amp;&quot;f;&quot;" office:value-type="string" office:string-value="location [10,2] = -3.109f;">
            <text:p>location [10,2] = -3.109f;</text:p>
          </table:table-cell>
          <table:table-cell/>
          <table:table-cell table:formula="of:=&quot;location[&quot;&amp;[.A12]&amp;&quot;] = new Vector3(&quot;&amp;[.H12]&amp;&quot;f , &quot;&amp;[.I12]&amp;&quot;f ,&quot;&amp;[.J12]&amp;&quot;f );&quot;" office:value-type="string" office:string-value="location[10] = new Vector3(-0.873f , 1.195f ,-3.109f );">
            <text:p>location[10] = new Vector3(-0.873f , 1.195f ,-3.109f );</text:p>
          </table:table-cell>
          <table:table-cell table:number-columns-repeated="6"/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float" office:value="-0.82">
            <text:p>-0.82</text:p>
          </table:table-cell>
          <table:table-cell table:formula="of:=[.C9]-0.45" office:value-type="float" office:value="-1.088">
            <text:p>-1.088</text:p>
          </table:table-cell>
          <table:table-cell table:formula="of:=[.D12]-0.3" office:value-type="float" office:value="-1.198">
            <text:p>-1.198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2.283">
            <text:p>2.283</text:p>
          </table:table-cell>
          <table:table-cell table:style-name="ce3" office:value-type="float" office:value="-2.211">
            <text:p>-2.211</text:p>
          </table:table-cell>
          <table:table-cell table:style-name="ce3" table:formula="of:=[.B13]+[.E13]" office:value-type="float" office:value="-0.873">
            <text:p>-0.873</text:p>
          </table:table-cell>
          <table:table-cell table:style-name="ce3" table:formula="of:=[.C13]+[.F13]" office:value-type="float" office:value="1.195">
            <text:p>1.195</text:p>
          </table:table-cell>
          <table:table-cell table:style-name="ce3" table:formula="of:=[.D13]+[.G13]" office:value-type="float" office:value="-3.409">
            <text:p>-3.409</text:p>
          </table:table-cell>
          <table:table-cell table:formula="of:=&quot;location [&quot;&amp;[.A13]&amp;&quot;,0] = &quot;&amp;[.H13]&amp;&quot;f;&quot;" office:value-type="string" office:string-value="location [11,0] = -0.873f;">
            <text:p>location [11,0] = -0.873f;</text:p>
          </table:table-cell>
          <table:table-cell table:formula="of:=&quot;location [&quot;&amp;[.A13]&amp;&quot;,1] = &quot;&amp;[.I13]&amp;&quot;f;&quot;" office:value-type="string" office:string-value="location [11,1] = 1.195f;">
            <text:p>location [11,1] = 1.195f;</text:p>
          </table:table-cell>
          <table:table-cell table:formula="of:=&quot;location [&quot;&amp;[.A13]&amp;&quot;,2] = &quot;&amp;[.J13]&amp;&quot;f;&quot;" office:value-type="string" office:string-value="location [11,2] = -3.409f;">
            <text:p>location [11,2] = -3.409f;</text:p>
          </table:table-cell>
          <table:table-cell/>
          <table:table-cell table:formula="of:=&quot;location[&quot;&amp;[.A13]&amp;&quot;] = new Vector3(&quot;&amp;[.H13]&amp;&quot;f , &quot;&amp;[.I13]&amp;&quot;f ,&quot;&amp;[.J13]&amp;&quot;f );&quot;" office:value-type="string" office:string-value="location[11] = new Vector3(-0.873f , 1.195f ,-3.409f );">
            <text:p>location[11] = new Vector3(-0.873f , 1.195f ,-3.409f );</text:p>
          </table:table-cell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-0.753">
            <text:p>-0.753</text:p>
          </table:table-cell>
          <table:table-cell office:value-type="float" office:value="1.3326">
            <text:p>1.3326</text:p>
          </table:table-cell>
          <table:table-cell office:value-type="float" office:value="-3.3437">
            <text:p>-3.3437</text:p>
          </table:table-cell>
          <table:table-cell table:style-name="ce3"/>
          <table:table-cell table:style-name="ce3" office:value-type="float" office:value="-0.753">
            <text:p>-0.753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3437">
            <text:p>-3.3437</text:p>
          </table:table-cell>
          <table:table-cell table:formula="of:=[.B16]=[.F16]" office:value-type="boolean" office:boolean-value="true">
            <text:p>TRUE</text:p>
          </table:table-cell>
          <table:table-cell table:formula="of:=[.C16]=[.G16]" office:value-type="boolean" office:boolean-value="false">
            <text:p>FALSE</text:p>
          </table:table-cell>
          <table:table-cell table:formula="of:=[.D16]=[.H16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-0.7765">
            <text:p>-0.7765</text:p>
          </table:table-cell>
          <table:table-cell office:value-type="float" office:value="1.3326">
            <text:p>1.3326</text:p>
          </table:table-cell>
          <table:table-cell office:value-type="float" office:value="-3.174">
            <text:p>-3.174</text:p>
          </table:table-cell>
          <table:table-cell/>
          <table:table-cell table:style-name="ce3" office:value-type="float" office:value="-0.7765">
            <text:p>-0.7765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174">
            <text:p>-3.174</text:p>
          </table:table-cell>
          <table:table-cell table:formula="of:=[.B17]=[.F17]" office:value-type="boolean" office:boolean-value="true">
            <text:p>TRUE</text:p>
          </table:table-cell>
          <table:table-cell table:formula="of:=[.C17]=[.G17]" office:value-type="boolean" office:boolean-value="false">
            <text:p>FALSE</text:p>
          </table:table-cell>
          <table:table-cell table:formula="of:=[.D17]=[.H17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-0.792">
            <text:p>-0.792</text:p>
          </table:table-cell>
          <table:table-cell office:value-type="float" office:value="1.3326">
            <text:p>1.3326</text:p>
          </table:table-cell>
          <table:table-cell office:value-type="float" office:value="-2.899">
            <text:p>-2.899</text:p>
          </table:table-cell>
          <table:table-cell/>
          <table:table-cell table:style-name="ce3" office:value-type="float" office:value="-0.792">
            <text:p>-0.792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2.899">
            <text:p>-2.899</text:p>
          </table:table-cell>
          <table:table-cell table:formula="of:=[.B18]=[.F18]" office:value-type="boolean" office:boolean-value="true">
            <text:p>TRUE</text:p>
          </table:table-cell>
          <table:table-cell table:formula="of:=[.C18]=[.G18]" office:value-type="boolean" office:boolean-value="false">
            <text:p>FALSE</text:p>
          </table:table-cell>
          <table:table-cell table:formula="of:=[.D18]=[.H18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-0.7964">
            <text:p>-0.7964</text:p>
          </table:table-cell>
          <table:table-cell office:value-type="float" office:value="1.3326">
            <text:p>1.3326</text:p>
          </table:table-cell>
          <table:table-cell office:value-type="float" office:value="-2.8582">
            <text:p>-2.8582</text:p>
          </table:table-cell>
          <table:table-cell/>
          <table:table-cell table:style-name="ce3" office:value-type="float" office:value="-0.7964">
            <text:p>-0.7964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2.8582">
            <text:p>-2.8582</text:p>
          </table:table-cell>
          <table:table-cell table:formula="of:=[.B19]=[.F19]" office:value-type="boolean" office:boolean-value="true">
            <text:p>TRUE</text:p>
          </table:table-cell>
          <table:table-cell table:formula="of:=[.C19]=[.G19]" office:value-type="boolean" office:boolean-value="false">
            <text:p>FALSE</text:p>
          </table:table-cell>
          <table:table-cell table:formula="of:=[.D19]=[.H19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-0.876">
            <text:p>-0.876</text:p>
          </table:table-cell>
          <table:table-cell office:value-type="float" office:value="1.3326">
            <text:p>1.3326</text:p>
          </table:table-cell>
          <table:table-cell office:value-type="float" office:value="-3.3463">
            <text:p>-3.3463</text:p>
          </table:table-cell>
          <table:table-cell/>
          <table:table-cell table:style-name="ce3" office:value-type="float" office:value="-0.876">
            <text:p>-0.876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3463">
            <text:p>-3.3463</text:p>
          </table:table-cell>
          <table:table-cell table:formula="of:=[.B20]=[.F20]" office:value-type="boolean" office:boolean-value="true">
            <text:p>TRUE</text:p>
          </table:table-cell>
          <table:table-cell table:formula="of:=[.C20]=[.G20]" office:value-type="boolean" office:boolean-value="false">
            <text:p>FALSE</text:p>
          </table:table-cell>
          <table:table-cell table:formula="of:=[.D20]=[.H20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-0.892">
            <text:p>-0.892</text:p>
          </table:table-cell>
          <table:table-cell office:value-type="float" office:value="1.3326">
            <text:p>1.3326</text:p>
          </table:table-cell>
          <table:table-cell office:value-type="float" office:value="-3.172">
            <text:p>-3.172</text:p>
          </table:table-cell>
          <table:table-cell/>
          <table:table-cell table:style-name="ce3" office:value-type="float" office:value="-0.892">
            <text:p>-0.892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172">
            <text:p>-3.172</text:p>
          </table:table-cell>
          <table:table-cell table:formula="of:=[.B21]=[.F21]" office:value-type="boolean" office:boolean-value="true">
            <text:p>TRUE</text:p>
          </table:table-cell>
          <table:table-cell table:formula="of:=[.C21]=[.G21]" office:value-type="boolean" office:boolean-value="false">
            <text:p>FALSE</text:p>
          </table:table-cell>
          <table:table-cell table:formula="of:=[.D21]=[.H21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-0.912">
            <text:p>-0.912</text:p>
          </table:table-cell>
          <table:table-cell office:value-type="float" office:value="1.3326">
            <text:p>1.3326</text:p>
          </table:table-cell>
          <table:table-cell office:value-type="float" office:value="-3.015">
            <text:p>-3.015</text:p>
          </table:table-cell>
          <table:table-cell/>
          <table:table-cell table:style-name="ce3" office:value-type="float" office:value="-0.912">
            <text:p>-0.912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015">
            <text:p>-3.015</text:p>
          </table:table-cell>
          <table:table-cell table:formula="of:=[.B22]=[.F22]" office:value-type="boolean" office:boolean-value="true">
            <text:p>TRUE</text:p>
          </table:table-cell>
          <table:table-cell table:formula="of:=[.C22]=[.G22]" office:value-type="boolean" office:boolean-value="false">
            <text:p>FALSE</text:p>
          </table:table-cell>
          <table:table-cell table:formula="of:=[.D22]=[.H22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-0.9166">
            <text:p>-0.9166</text:p>
          </table:table-cell>
          <table:table-cell office:value-type="float" office:value="1.3326">
            <text:p>1.3326</text:p>
          </table:table-cell>
          <table:table-cell office:value-type="float" office:value="-2.8581">
            <text:p>-2.8581</text:p>
          </table:table-cell>
          <table:table-cell/>
          <table:table-cell table:style-name="ce3" office:value-type="float" office:value="-0.9166">
            <text:p>-0.9166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2.8580999">
            <text:p>-2.8580999</text:p>
          </table:table-cell>
          <table:table-cell table:formula="of:=[.B23]=[.F23]" office:value-type="boolean" office:boolean-value="true">
            <text:p>TRUE</text:p>
          </table:table-cell>
          <table:table-cell table:formula="of:=[.C23]=[.G23]" office:value-type="boolean" office:boolean-value="false">
            <text:p>FALSE</text:p>
          </table:table-cell>
          <table:table-cell table:formula="of:=[.D23]=[.H23]" office:value-type="boolean" office:boolean-value="false">
            <text:p>FALSE</text:p>
          </table:table-cell>
          <table:table-cell table:number-columns-repeated="10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-1.013">
            <text:p>-1.013</text:p>
          </table:table-cell>
          <table:table-cell office:value-type="float" office:value="1.3326">
            <text:p>1.3326</text:p>
          </table:table-cell>
          <table:table-cell office:value-type="float" office:value="-3.368">
            <text:p>-3.368</text:p>
          </table:table-cell>
          <table:table-cell/>
          <table:table-cell table:style-name="ce3" office:value-type="float" office:value="-1.013">
            <text:p>-1.013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368">
            <text:p>-3.368</text:p>
          </table:table-cell>
          <table:table-cell table:formula="of:=[.B24]=[.F24]" office:value-type="boolean" office:boolean-value="true">
            <text:p>TRUE</text:p>
          </table:table-cell>
          <table:table-cell table:formula="of:=[.C24]=[.G24]" office:value-type="boolean" office:boolean-value="false">
            <text:p>FALSE</text:p>
          </table:table-cell>
          <table:table-cell table:formula="of:=[.D24]=[.H24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-1.035">
            <text:p>-1.035</text:p>
          </table:table-cell>
          <table:table-cell office:value-type="float" office:value="1.3326">
            <text:p>1.3326</text:p>
          </table:table-cell>
          <table:table-cell office:value-type="float" office:value="-3.204">
            <text:p>-3.204</text:p>
          </table:table-cell>
          <table:table-cell/>
          <table:table-cell table:style-name="ce3" office:value-type="float" office:value="-1.035">
            <text:p>-1.035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204">
            <text:p>-3.204</text:p>
          </table:table-cell>
          <table:table-cell table:formula="of:=[.B25]=[.F25]" office:value-type="boolean" office:boolean-value="true">
            <text:p>TRUE</text:p>
          </table:table-cell>
          <table:table-cell table:formula="of:=[.C25]=[.G25]" office:value-type="boolean" office:boolean-value="false">
            <text:p>FALSE</text:p>
          </table:table-cell>
          <table:table-cell table:formula="of:=[.D25]=[.H25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-1.064">
            <text:p>-1.064</text:p>
          </table:table-cell>
          <table:table-cell office:value-type="float" office:value="1.3326">
            <text:p>1.3326</text:p>
          </table:table-cell>
          <table:table-cell office:value-type="float" office:value="-3.029">
            <text:p>-3.029</text:p>
          </table:table-cell>
          <table:table-cell/>
          <table:table-cell table:style-name="ce3" office:value-type="float" office:value="-1.064">
            <text:p>-1.064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3.029">
            <text:p>-3.029</text:p>
          </table:table-cell>
          <table:table-cell table:formula="of:=[.B26]=[.F26]" office:value-type="boolean" office:boolean-value="true">
            <text:p>TRUE</text:p>
          </table:table-cell>
          <table:table-cell table:formula="of:=[.C26]=[.G26]" office:value-type="boolean" office:boolean-value="false">
            <text:p>FALSE</text:p>
          </table:table-cell>
          <table:table-cell table:formula="of:=[.D26]=[.H26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float" office:value="-1.0786">
            <text:p>-1.0786</text:p>
          </table:table-cell>
          <table:table-cell office:value-type="float" office:value="1.3326">
            <text:p>1.3326</text:p>
          </table:table-cell>
          <table:table-cell office:value-type="float" office:value="-2.8651">
            <text:p>-2.8651</text:p>
          </table:table-cell>
          <table:table-cell/>
          <table:table-cell table:style-name="ce3" office:value-type="float" office:value="-1.0786">
            <text:p>-1.0786</text:p>
          </table:table-cell>
          <table:table-cell table:style-name="ce3" office:value-type="float" office:value="1.3326001">
            <text:p>1.3326001</text:p>
          </table:table-cell>
          <table:table-cell table:style-name="ce3" office:value-type="float" office:value="-2.8651">
            <text:p>-2.8651</text:p>
          </table:table-cell>
          <table:table-cell table:formula="of:=[.B27]=[.F27]" office:value-type="boolean" office:boolean-value="true">
            <text:p>TRUE</text:p>
          </table:table-cell>
          <table:table-cell table:formula="of:=[.C27]=[.G27]" office:value-type="boolean" office:boolean-value="false">
            <text:p>FALSE</text:p>
          </table:table-cell>
          <table:table-cell table:formula="of:=[.D27]=[.H27]" office:value-type="boolean" office:boolean-value="true">
            <text:p>TRU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7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float" office:value="0.05395105">
            <text:p>0.05395105</text:p>
          </table:table-cell>
          <table:table-cell office:value-type="float" office:value="-0.131">
            <text:p>-0.131</text:p>
          </table:table-cell>
          <table:table-cell table:style-name="ce4" office:value-type="float" office:value="-0.000000141561">
            <text:p>-1.42E-007</text:p>
          </table:table-cell>
          <table:table-cell table:number-columns-repeated="18"/>
        </table:table-row>
        <table:table-row table:style-name="ro1">
          <table:table-cell office:value-type="float" office:value="-0.02914019">
            <text:p>-0.02914019</text:p>
          </table:table-cell>
          <table:table-cell office:value-type="float" office:value="0.06935956">
            <text:p>0.06935956</text:p>
          </table:table-cell>
          <table:table-cell table:style-name="ce4" office:value-type="float" office:value="0.00000002312239">
            <text:p>2.31E-008</text:p>
          </table:table-cell>
          <table:table-cell table:number-columns-repeated="18"/>
        </table:table-row>
        <table:table-row table:style-name="ro1">
          <table:table-cell table:formula="of:=[.A37]+[.A38]" office:value-type="float" office:value="0.02481086">
            <text:p>0.02481086</text:p>
          </table:table-cell>
          <table:table-cell table:style-name="Default" table:formula="of:=[.B37]+[.B38]" office:value-type="float" office:value="-0.06164044">
            <text:p>-0.06164044</text:p>
          </table:table-cell>
          <table:table-cell table:style-name="Default" table:formula="of:=[.C37]+[.C38]" office:value-type="float" office:value="-0.00000011843861">
            <text:p>-1.1843861E-007</text:p>
          </table:table-cell>
          <table:table-cell table:number-columns-repeated="18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4" table:default-cell-style-name="ce2"/>
        <table:table-row table:style-name="ro1">
          <table:table-cell office:value-type="string">
            <text:p>location[1, 1] = -0.7587f;</text:p>
          </table:table-cell>
        </table:table-row>
        <table:table-row table:style-name="ro1">
          <table:table-cell office:value-type="string">
            <text:p><text:s text:c="12"/>location[2, 1] = -0.7765f;</text:p>
          </table:table-cell>
        </table:table-row>
        <table:table-row table:style-name="ro1">
          <table:table-cell office:value-type="string">
            <text:p><text:s text:c="12"/>location[3, 1] = -0.7765f;</text:p>
          </table:table-cell>
        </table:table-row>
        <table:table-row table:style-name="ro1">
          <table:table-cell office:value-type="string">
            <text:p><text:s text:c="12"/>location[4, 1] = -0.7975999f;</text:p>
          </table:table-cell>
        </table:table-row>
        <table:table-row table:style-name="ro1">
          <table:table-cell office:value-type="string">
            <text:p><text:s text:c="12"/>location[5, 1] = -0.876f;</text:p>
          </table:table-cell>
        </table:table-row>
        <table:table-row table:style-name="ro1">
          <table:table-cell office:value-type="string">
            <text:p><text:s text:c="12"/>location[6, 1] = -0.892f;</text:p>
          </table:table-cell>
        </table:table-row>
        <table:table-row table:style-name="ro1">
          <table:table-cell office:value-type="string">
            <text:p><text:s text:c="12"/>location[7, 1] = -0.912f;</text:p>
          </table:table-cell>
        </table:table-row>
        <table:table-row table:style-name="ro1">
          <table:table-cell office:value-type="string">
            <text:p><text:s text:c="12"/>location[8, 1] = -0.9166f;</text:p>
          </table:table-cell>
        </table:table-row>
        <table:table-row table:style-name="ro1">
          <table:table-cell office:value-type="string">
            <text:p><text:s text:c="12"/>location[9, 1] = -1.013f;</text:p>
          </table:table-cell>
        </table:table-row>
        <table:table-row table:style-name="ro1">
          <table:table-cell office:value-type="string">
            <text:p><text:s text:c="12"/>location[10, 1] = -1.035f;</text:p>
          </table:table-cell>
        </table:table-row>
        <table:table-row table:style-name="ro1">
          <table:table-cell office:value-type="string">
            <text:p><text:s text:c="12"/>location[11, 1] = -1.064f;</text:p>
          </table:table-cell>
        </table:table-row>
        <table:table-row table:style-name="ro1">
          <table:table-cell office:value-type="string">
            <text:p><text:s text:c="12"/>location[12, 1] = -1.0786f;</text:p>
          </table:table-cell>
        </table:table-row>
        <table:table-row table:style-name="ro1">
          <table:table-cell office:value-type="string">
            <text:p><text:s text:c="12"/>location[1, 2] = 1.3326001f;</text:p>
          </table:table-cell>
        </table:table-row>
        <table:table-row table:style-name="ro1">
          <table:table-cell office:value-type="string">
            <text:p><text:s text:c="12"/>location[2, 2] = 1.3326001f;</text:p>
          </table:table-cell>
        </table:table-row>
        <table:table-row table:style-name="ro1">
          <table:table-cell office:value-type="string">
            <text:p><text:s text:c="12"/>location[3, 2] = 1.3326001f;</text:p>
          </table:table-cell>
        </table:table-row>
        <table:table-row table:style-name="ro1">
          <table:table-cell office:value-type="string">
            <text:p><text:s text:c="12"/>location[4, 2] = 1.3344001f;</text:p>
          </table:table-cell>
        </table:table-row>
        <table:table-row table:style-name="ro1">
          <table:table-cell office:value-type="string">
            <text:p><text:s text:c="12"/>location[5, 2] = 1.3326001f;</text:p>
          </table:table-cell>
        </table:table-row>
        <table:table-row table:style-name="ro1">
          <table:table-cell office:value-type="string">
            <text:p><text:s text:c="12"/>location[6, 2] = 1.3326001f;</text:p>
          </table:table-cell>
        </table:table-row>
        <table:table-row table:style-name="ro1">
          <table:table-cell office:value-type="string">
            <text:p><text:s text:c="12"/>location[7, 2] = 1.3326001f;</text:p>
          </table:table-cell>
        </table:table-row>
        <table:table-row table:style-name="ro1">
          <table:table-cell office:value-type="string">
            <text:p><text:s text:c="12"/>location[8, 2] = 1.3344001f;</text:p>
          </table:table-cell>
        </table:table-row>
        <table:table-row table:style-name="ro1">
          <table:table-cell office:value-type="string">
            <text:p><text:s text:c="12"/>location[9, 2] = 1.3326001f;</text:p>
          </table:table-cell>
        </table:table-row>
        <table:table-row table:style-name="ro1">
          <table:table-cell office:value-type="string">
            <text:p><text:s text:c="12"/>location[10, 2] = 1.3326001f;</text:p>
          </table:table-cell>
        </table:table-row>
        <table:table-row table:style-name="ro1">
          <table:table-cell office:value-type="string">
            <text:p><text:s text:c="12"/>location[11, 2] = 1.3326001f;</text:p>
          </table:table-cell>
        </table:table-row>
        <table:table-row table:style-name="ro1">
          <table:table-cell office:value-type="string">
            <text:p><text:s text:c="12"/>location[12, 2] = 1.3268f;</text:p>
          </table:table-cell>
        </table:table-row>
        <table:table-row table:style-name="ro1">
          <table:table-cell office:value-type="string">
            <text:p><text:s text:c="12"/>location[1, 3] = -3.4311f;</text:p>
          </table:table-cell>
        </table:table-row>
        <table:table-row table:style-name="ro1">
          <table:table-cell office:value-type="string">
            <text:p><text:s text:c="12"/>location[2, 3] = -3.174f;</text:p>
          </table:table-cell>
        </table:table-row>
        <table:table-row table:style-name="ro1">
          <table:table-cell office:value-type="string">
            <text:p><text:s text:c="12"/>location[3, 3] = -3.014f;</text:p>
          </table:table-cell>
        </table:table-row>
        <table:table-row table:style-name="ro1">
          <table:table-cell office:value-type="string">
            <text:p><text:s text:c="12"/>location[4, 3] = -2.9387999f;</text:p>
          </table:table-cell>
        </table:table-row>
        <table:table-row table:style-name="ro1">
          <table:table-cell office:value-type="string">
            <text:p><text:s text:c="12"/>location[5, 3] = -3.3463f;</text:p>
          </table:table-cell>
        </table:table-row>
        <table:table-row table:style-name="ro1">
          <table:table-cell office:value-type="string">
            <text:p><text:s text:c="12"/>location[6, 3] = -3.172f;</text:p>
          </table:table-cell>
        </table:table-row>
        <table:table-row table:style-name="ro1">
          <table:table-cell office:value-type="string">
            <text:p><text:s text:c="12"/>location[7, 3] = -3.015f;</text:p>
          </table:table-cell>
        </table:table-row>
        <table:table-row table:style-name="ro1">
          <table:table-cell office:value-type="string">
            <text:p><text:s text:c="12"/>location[8, 3] = -2.8580999f;</text:p>
          </table:table-cell>
        </table:table-row>
        <table:table-row table:style-name="ro1">
          <table:table-cell office:value-type="string">
            <text:p><text:s text:c="12"/>location[9, 3] = -3.368f;</text:p>
          </table:table-cell>
        </table:table-row>
        <table:table-row table:style-name="ro1">
          <table:table-cell office:value-type="string">
            <text:p><text:s text:c="12"/>location[10, 3] = -3.204f;</text:p>
          </table:table-cell>
        </table:table-row>
        <table:table-row table:style-name="ro1">
          <table:table-cell office:value-type="string">
            <text:p><text:s text:c="12"/>location[11, 3] = -3.029f;</text:p>
          </table:table-cell>
        </table:table-row>
        <table:table-row table:style-name="ro1">
          <table:table-cell office:value-type="string">
            <text:p><text:s text:c="12"/>location[12, 3] = -2.8651f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7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etic </meta:initial-creator>
    <meta:creation-date>2018-02-26T16:42:44.54</meta:creation-date>
    <meta:generator>OpenOffice/4.1.5$Win32 OpenOffice.org_project/415m1$Build-9789</meta:generator>
    <dc:date>2018-03-02T17:10:32</dc:date>
    <dc:creator>Cinetic </dc:creator>
    <meta:editing-duration>PT5H58M7S</meta:editing-duration>
    <meta:editing-cycles>27</meta:editing-cycles>
    <meta:document-statistic meta:table-count="3" meta:cell-count="338" meta:object-count="0"/>
  </office:meta>
</office:document-meta>
</file>